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3831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018" table:default-cell-style-name="ce3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XP ID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NEED/WA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table:style-name="ce1" office:value-type="string" calcext:value-type="string">
            <text:p>USER ID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AV ID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table:style-name="ce1" office:value-type="string" calcext:value-type="string">
            <text:p>USER ID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C/ALLW ID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MMENT</text:p>
          </table:table-cell>
          <table:table-cell table:style-name="ce1" office:value-type="string" calcext:value-type="string">
            <text:p>USER ID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" office:value-type="string" calcext:value-type="string">
            <text:p>IF GOT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TIC ITEM 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TAR DATE</text:p>
          </table:table-cell>
          <table:table-cell table:style-name="ce1" office:value-type="string" calcext:value-type="string">
            <text:p>USER 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 CAT</text:p>
          </table:table-cell>
          <table:table-cell table:style-name="ce1" office:value-type="string" calcext:value-type="string">
            <text:p>USER ID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09:11.200096064</meta:creation-date>
    <dc:date>2019-04-16T15:36:35.238424172</dc:date>
    <meta:editing-duration>PT27M22S</meta:editing-duration>
    <meta:editing-cycles>15</meta:editing-cycles>
    <meta:generator>LibreOffice/6.0.7.3$Linux_X86_64 LibreOffice_project/00m0$Build-3</meta:generator>
    <meta:document-statistic meta:table-count="1" meta:cell-count="28" meta:object-count="0"/>
  </office:meta>
</office:document-meta>
</file>